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15.7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Erreur_Id</text:p>
          </table:table-cell>
          <table:table-cell office:value-type="string">
            <text:p>Inform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reur déclenché lorsque le fichier connexion.conf n'existe p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reur déclenche lorsqu'un des champs du formulaire edit_connection est vi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reur déclenché lorsque le serveur de BDD n'est pas disponib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reur déclenché lorsque le NDC ou MDP de l'user en BDD est fau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reur déclenché lorsque l'on ne ferme pas la base de donné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rreur déclenché lorsque l'ajout d'un utilisateur ne marche p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reur déclenché lorsque l'on ne peux pas se connecter à la BDD pour une raison inconnu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reur déclenché lorsque l'on ne peux pas supprimer l'utilisateur correctement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17/04/2014</text:date>, <text:time>13:3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9M54S</meta:editing-duration>
    <meta:editing-cycles>9</meta:editing-cycles>
    <meta:generator>OpenOffice/4.0.1$Win32 OpenOffice.org_project/401m5$Build-9714</meta:generator>
    <dc:date>2014-04-17T13:31:03.08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